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8mm"/>
    </style:style>
    <style:style style:name="co2" style:family="table-column">
      <style:table-column-properties fo:break-before="auto" style:column-width="20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26" table:default-cell-style-name="Default"/>
        <table:table-column table:style-name="co2" table:number-columns-repeated="21" table:default-cell-style-name="Default"/>
        <table:table-column table:style-name="co1" table:number-columns-repeated="977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number-columns-repeated="998"/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table:number-columns-repeated="998"/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number-columns-repeated="998"/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number-columns-repeated="998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number-columns-repeated="998"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number-columns-repeated="998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number-columns-repeated="998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number-columns-repeated="998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number-columns-repeated="998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998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998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998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998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998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998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998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998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998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998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998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998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998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998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998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99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3:10:48.570691784</meta:creation-date>
    <dc:date>2017-03-08T13:25:12.042397509</dc:date>
    <meta:editing-duration>PT3M53S</meta:editing-duration>
    <meta:editing-cycles>1</meta:editing-cycles>
    <meta:document-statistic meta:table-count="1" meta:cell-count="676" meta:object-count="0"/>
    <meta:generator>LibreOffice/5.2.5.1$Linux_X86_64 LibreOffice_project/20m0$Build-1</meta:generator>
  </office:meta>
</office:document-meta>
</file>